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10.41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6.85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5.22mm"/>
    </style:style>
    <style:style style:name="co8" style:family="table-column">
      <style:table-column-properties fo:break-before="auto" style:column-width="67.52mm"/>
    </style:style>
    <style:style style:name="co9" style:family="table-column">
      <style:table-column-properties fo:break-before="auto" style:column-width="62.62mm"/>
    </style:style>
    <style:style style:name="co10" style:family="table-column">
      <style:table-column-properties fo:break-before="auto" style:column-width="18.82mm"/>
    </style:style>
    <style:style style:name="co11" style:family="table-column">
      <style:table-column-properties fo:break-before="auto" style:column-width="10.16mm"/>
    </style:style>
    <style:style style:name="co12" style:family="table-column">
      <style:table-column-properties fo:break-before="auto" style:column-width="8.91mm"/>
    </style:style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5.45mm"/>
    </style:style>
    <style:style style:name="co15" style:family="table-column">
      <style:table-column-properties fo:break-before="auto" style:column-width="5.2mm"/>
    </style:style>
    <style:style style:name="co16" style:family="table-column">
      <style:table-column-properties fo:break-before="auto" style:column-width="6.93mm"/>
    </style:style>
    <style:style style:name="co17" style:family="table-column">
      <style:table-column-properties fo:break-before="auto" style:column-width="4.96mm"/>
    </style:style>
    <style:style style:name="co18" style:family="table-column">
      <style:table-column-properties fo:break-before="auto" style:column-width="5.7mm"/>
    </style:style>
    <style:style style:name="co19" style:family="table-column">
      <style:table-column-properties fo:break-before="auto" style:column-width="7.43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Forest Goblin Warband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upkeep</text:p>
          </table:table-cell>
          <table:table-cell table:style-name="ce1" office:value-type="string" calcext:value-type="string">
            <text:p>start XP</text:p>
          </table:table-cell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weapon cost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skill list</text:p>
          </table:table-cell>
          <table:table-cell table:style-name="ce1" office:value-type="string" calcext:value-type="string">
            <text:p>cost su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A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ieftai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e dagger, Short bow, Boss pole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leader</text:p>
          </table:table-cell>
          <table:table-cell office:value-type="string" calcext:value-type="string">
            <text:p>combat, shooting, academic, speed</text:p>
          </table:table-cell>
          <table:table-cell table:style-name="ce7" table:formula="of:=([.G4]+[.C4])*[.A4]" office:value-type="float" office:value="75" calcext:value-type="float">
            <text:p>7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av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 dagger, Short bow, Spea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nimosity (removable)</text:p>
          </table:table-cell>
          <table:table-cell office:value-type="string" calcext:value-type="string">
            <text:p>combat, shooting, speed</text:p>
          </table:table-cell>
          <table:table-cell table:style-name="ce7" table:formula="of:=([.G5]+[.C5])*[.A5]" office:value-type="float" office:value="90" calcext:value-type="float">
            <text:p>9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rav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 dagger, Short bow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animosity (removable)</text:p>
          </table:table-cell>
          <table:table-cell office:value-type="string" calcext:value-type="string">
            <text:p>combat, shooting, speed</text:p>
          </table:table-cell>
          <table:table-cell table:style-name="ce7" table:formula="of:=([.G6]+[.C6])*[.A6]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ama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 dagger, Magic Gubbinz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magic user [Wind of Gork]</text:p>
          </table:table-cell>
          <table:table-cell office:value-type="string" calcext:value-type="string">
            <text:p>academic, speed</text:p>
          </table:table-cell>
          <table:table-cell table:style-name="ce7" table:formula="of:=([.G7]+[.C7])*[.A7]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orest Gobli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gger, Free dagger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nimosity</text:p>
          </table:table-cell>
          <table:table-cell/>
          <table:table-cell table:style-name="ce7" table:formula="of:=([.G8]+[.C8])*[.A8]" office:value-type="float" office:value="51" calcext:value-type="float">
            <text:p>5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luggas (5 max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rown weapon, Free dagger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animosity, sluggas</text:p>
          </table:table-cell>
          <table:table-cell/>
          <table:table-cell table:style-name="ce7" table:formula="of:=([.G9]+[.C9])*[.A9]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Red toof Boyz (5 max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ub, Free dagger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Animosity, berserkers</text:p>
          </table:table-cell>
          <table:table-cell/>
          <table:table-cell table:style-name="ce7" table:formula="of:=([.G10]+[.C10])*[.A10]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iagantic Spide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ear, Large monster, Posionous, Native, Non-sentient (stupid), May ride, Tough</text:p>
          </table:table-cell>
          <table:table-cell/>
          <table:table-cell table:style-name="ce7" table:formula="of:=([.G11]+[.C11])*[.A11]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Giant Spider Mount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poisoned attack, wall walk, can not wear barding</text:p>
          </table:table-cell>
          <table:table-cell/>
          <table:table-cell table:style-name="ce7" table:formula="of:=([.G12]+[.C12])*[.A12]" office:value-type="float" office:value="180" calcext:value-type="float">
            <text:p>18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 calcext:value-type="string">
            <text:p>wb rating</text:p>
          </table:table-cell>
          <table:table-cell table:style-name="ce1" table:formula="of:=[.A4]*[.E4]+[.A5]*[.E5]+[.A7]*[.E7]+SUM([.A4:.A10])*5+[.A11]*10+[.A12]*20+[.A6]*[.E6]" office:value-type="float" office:value="161" calcext:value-type="float">
            <text:p>161</text:p>
          </table:table-cell>
          <table:table-cell/>
          <table:table-cell office:value-type="string" calcext:value-type="string">
            <text:p>routtest</text:p>
          </table:table-cell>
          <table:table-cell table:style-name="ce1" table:formula="of:=ROUNDUP([.G14]/4)" office:value-type="float" office:value="2" calcext:value-type="float">
            <text:p>2</text:p>
          </table:table-cell>
          <table:table-cell table:style-name="ce4" table:formula="of:=[.A10]+[.A9]+[.A8]+[.A7]+[.A5]+[.A4]+[.A11]+[.A6]" office:value-type="float" office:value="8" calcext:value-type="float">
            <text:p>8</text:p>
          </table:table-cell>
          <table:table-cell table:number-columns-repeated="2"/>
          <table:table-cell table:style-name="ce2" table:formula="of:=SUM([.J4:.J12])" office:value-type="float" office:value="466" calcext:value-type="float">
            <text:p>466</text:p>
          </table:table-cell>
          <table:table-cell table:formula="of:=500-[.J14]" office:value-type="float" office:value="34" calcext:value-type="float">
            <text:p>34</text:p>
          </table:table-cell>
          <table:table-cell table:number-columns-repeated="9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Magic Gubbinz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 table:number-columns-spanned="3" table:number-rows-spanned="1">
            <text:p>D6=4+ reroll magic difficulty test</text:p>
          </table:table-cell>
          <table:covered-table-cell table:number-columns-repeated="2"/>
          <table:table-cell table:formula="of:=[.$K$14]-[.C16]" office:value-type="float" office:value="-16" calcext:value-type="float">
            <text:p>-16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Spider Poi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 table:number-columns-spanned="3" table:number-rows-spanned="1">
            <text:p>Permanently add +1S to weapon</text:p>
          </table:table-cell>
          <table:covered-table-cell table:number-columns-repeated="2"/>
          <table:table-cell table:formula="of:=[.$K$14]-[.C17]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low pipe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$K$14]-[.C18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50%</text:p>
          </table:table-cell>
          <table:table-cell table:formula="of:=[.$C$14]+([.$C$14]*50%)" office:value-type="float" office:value="241.5" calcext:value-type="float">
            <text:p>241,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]/2" office:value-type="float" office:value="80.5" calcext:value-type="float">
            <text:p>80,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75%</text:p>
          </table:table-cell>
          <table:table-cell table:formula="of:=[.$C$14]+([.$C$14]*75%)" office:value-type="float" office:value="281.75" calcext:value-type="float">
            <text:p>281,7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00%</text:p>
          </table:table-cell>
          <table:table-cell table:formula="of:=[.$C$14]+([.$C$14]*100%)"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150%</text:p>
          </table:table-cell>
          <table:table-cell table:formula="of:=[.$C$14]+([.$C$14]*150%)" office:value-type="float" office:value="402.5" calcext:value-type="float">
            <text:p>402,5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formula="of:=SUM([.P18:.P23])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300%</text:p>
          </table:table-cell>
          <table:table-cell table:formula="of:=[.$C$14]+([.$C$14]*300%)"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formula="of:=6*6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table:number-columns-repeated="15"/>
          <table:table-cell table:formula="of:=([.P24]/[.P25])*100" office:value-type="float" office:value="72.2222222222222" calcext:value-type="float">
            <text:p>72,2222222222222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2" table:number-rows-repeated="4">
          <table:table-cell table:number-columns-repeated="20"/>
        </table:table-row>
        <table:table-row table:style-name="ro2">
          <table:table-cell/>
          <table:table-cell office:value-type="string" calcext:value-type="string">
            <text:p>Spider Poison</text:p>
          </table:table-cell>
          <table:table-cell office:value-type="string" calcext:value-type="string">
            <text:p>Spear</text:p>
          </table:table-cell>
          <table:table-cell office:value-type="float" office:value="3" calcext:value-type="float">
            <text:p>3</text:p>
          </table:table-cell>
          <table:table-cell table:formula="of:=[.D31]*[.$C$17]" office:value-type="float" office:value="75" calcext:value-type="float">
            <text:p>75</text:p>
          </table:table-cell>
          <table:table-cell/>
          <table:table-cell office:value-type="string" calcext:value-type="string">
            <text:p>Mit den berittenen Einheiten auf Häuser klettern und dann die Feinde beschießen.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hort Bow</text:p>
          </table:table-cell>
          <table:table-cell office:value-type="float" office:value="4" calcext:value-type="float">
            <text:p>4</text:p>
          </table:table-cell>
          <table:table-cell table:formula="of:=[.D32]*[.$C$17]" office:value-type="float" office:value="100" calcext:value-type="float">
            <text:p>100</text:p>
          </table:table-cell>
          <table:table-cell/>
          <table:table-cell office:value-type="string" calcext:value-type="string">
            <text:p>Gigantic spider kaufen und dann den Boss drauf reiten lassen.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anner</text:p>
          </table:table-cell>
          <table:table-cell office:value-type="float" office:value="1" calcext:value-type="float">
            <text:p>1</text:p>
          </table:table-cell>
          <table:table-cell table:formula="of:=[.D33]*[.$C$17]" office:value-type="float" office:value="25" calcext:value-type="float">
            <text:p>25</text:p>
          </table:table-cell>
          <table:table-cell/>
          <table:table-cell office:value-type="string" calcext:value-type="string">
            <text:p>Dann den Schamane auf eine Giant Spider setzen.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Thrown weapon</text:p>
          </table:table-cell>
          <table:table-cell office:value-type="float" office:value="1" calcext:value-type="float">
            <text:p>1</text:p>
          </table:table-cell>
          <table:table-cell table:formula="of:=[.D34]*[.$C$17]" office:value-type="float" office:value="25" calcext:value-type="float">
            <text:p>25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lub</text:p>
          </table:table-cell>
          <table:table-cell office:value-type="float" office:value="0" calcext:value-type="float">
            <text:p>0</text:p>
          </table:table-cell>
          <table:table-cell table:formula="of:=[.D35]*[.$C$17]" office:value-type="float" office:value="0" calcext:value-type="float">
            <text:p>0</text:p>
          </table:table-cell>
          <table:table-cell/>
          <table:table-cell office:value-type="string" calcext:value-type="string">
            <text:p>Sinnvolle rare items</text:p>
          </table:table-cell>
          <table:table-cell table:number-columns-repeated="13"/>
        </table:table-row>
        <table:table-row table:style-name="ro2">
          <table:table-cell table:number-columns-repeated="4"/>
          <table:table-cell table:formula="of:=SUM([.E31:.E35])"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war horn (+1Ld)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rabbit foot (reroll a dice)</text:p>
          </table:table-cell>
          <table:table-cell table:number-columns-repeated="12"/>
        </table:table-row>
        <calcext:conditional-formats>
          <calcext:conditional-format calcext:target-range-address="Sheet1.J4:Sheet1.J1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4:Sheet1.T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G4:Sheet1.G1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.00.0000</text:date>, <text:time style:data-style-name="N2" text:time-value="11:27:21.514701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00:03.313566649</meta:creation-date>
    <dc:date>2019-03-26T13:13:43.665162743</dc:date>
    <meta:editing-duration>PT4H14M59S</meta:editing-duration>
    <meta:editing-cycles>54</meta:editing-cycles>
    <meta:generator>LibreOffice/6.0.7.3$Linux_X86_64 LibreOffice_project/00m0$Build-3</meta:generator>
    <meta:document-statistic meta:table-count="1" meta:cell-count="294" meta:object-count="0"/>
  </office:meta>
</office:document-meta>
</file>